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21.273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6M00S">
            <text:p>13:56</text:p>
          </table:table-cell>
          <table:table-cell office:value-type="float" office:value="12">
            <text:p>12</text:p>
          </table:table-cell>
          <table:table-cell office:value-type="string">
            <text:p>ButtonList toegevoegt en nu kunnen we over de knopjes heen en weer.</text:p>
          </table:table-cell>
          <table:table-cell table:formula="of:=[.D19]-[.C1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00M00S">
            <text:p>04:00</text:p>
          </table:table-cell>
        </table:table-row>
      </table:table>
      <table:table table:name="Week 51" table:style-name="ta1" table:print="false">
        <table:table-column table:style-name="co7" table:default-cell-style-name="Default"/>
        <table:table-column table:style-name="co8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9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16">
            <text:p>16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we hebben een nieuwe week opgestart.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we kunnen nu van scene veranderen met de enter knop.</text:p>
          </table:table-cell>
          <table:table-cell table:formula="of:=[.D9]-[.C9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we kunnen met de B knop terug naar de startScen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0H50M00S">
            <text:p>00: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09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21M20S</meta:editing-duration>
    <meta:editing-cycles>24</meta:editing-cycles>
    <meta:generator>OpenOffice/4.0.1$Win32 OpenOffice.org_project/401m5$Build-9714</meta:generator>
    <dc:date>2013-12-16T09:35:02.19</dc:date>
    <dc:creator>Erwin van Tilburg</dc:creator>
    <meta:document-statistic meta:table-count="4" meta:cell-count="426" meta:object-count="0"/>
    <meta:user-defined meta:name="Info 1"/>
    <meta:user-defined meta:name="Info 2"/>
    <meta:user-defined meta:name="Info 3"/>
    <meta:user-defined meta:name="Info 4"/>
  </office:meta>
</office:document-meta>
</file>